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454" officeooo:paragraph-rsid="00185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9:57:17.008397019</meta:creation-date>
    <dc:date>2018-04-27T09:57:44.724242291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4.5.1$Linux_X86_64 LibreOffice_project/40m0$Build-1</meta:generator>
  </office:meta>
</office:document-meta>
</file>